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9.239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5.37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7.17cm"/>
    </style:style>
    <style:style style:name="co8" style:family="table-column">
      <style:table-column-properties fo:break-before="auto" style:column-width="8.886cm"/>
    </style:style>
    <style:style style:name="co9" style:family="table-column">
      <style:table-column-properties fo:break-before="auto" style:column-width="20.733cm"/>
    </style:style>
    <style:style style:name="co10" style:family="table-column">
      <style:table-column-properties fo:break-before="auto" style:column-width="12.398cm"/>
    </style:style>
    <style:style style:name="co11" style:family="table-column">
      <style:table-column-properties fo:break-before="auto" style:column-width="6.625cm"/>
    </style:style>
    <style:style style:name="co12" style:family="table-column">
      <style:table-column-properties fo:break-before="auto" style:column-width="1.506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7.2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color="#c9211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c9211e"/>
    </style:style>
    <style:style style:name="ce2" style:family="table-cell" style:parent-style-name="Hipervínculo" style:data-style-name="N0">
      <style:text-properties fo:color="#0563c1" style:text-underline-style="solid" style:text-underline-width="auto" style:text-underline-color="font-color"/>
    </style:style>
    <style:style style:name="ce4" style:family="table-cell" style:parent-style-name="Default">
      <style:text-properties fo:color="#00a933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row_deca_retro_ca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rdi/Kicad/a_DECA/DECA_retro_cape_2 (2-layer)/arrow_deca_retro_cape.kicad_s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24 Dec 2022 20:08:38 C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9-8da3e8f707~117~ubuntu20.04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1" office:value-type="string" calcext:value-type="string">
            <text:p>Placed</text:p>
          </table:table-cell>
          <table:table-cell table:style-name="ce2" office:value-type="string" calcext:value-type="string">
            <text:p><text:a xlink:href="https://jlcpcb.com/parts" xlink:type="simple">https://jlcpcb.com/parts</text:a></text:p>
          </table:table-cell>
          <table:table-cell table:style-name="ce2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_F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table:number-columns-repeated="3"/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table:number-columns-repeated="3"/>
          <table:table-cell office:value-type="string" calcext:value-type="string">
            <text:p>2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table:number-columns-repeated="3"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table:number-columns-repeated="3"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table:number-columns-repeated="3"/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table:number-columns-repeated="3"/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Connector_Dsub:DSUB-15-HD_Female_Horizontal_P2.29x1.98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table:number-columns-repeated="3"/>
          <table:table-cell office:value-type="string" calcext:value-type="string">
            <text:p>Conn_02x01</text:p>
          </table:table-cell>
          <table:table-cell office:value-type="string" calcext:value-type="string">
            <text:p>Connector_Generic:Conn_02x01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table:number-columns-repeated="3"/>
          <table:table-cell office:value-type="string" calcext:value-type="string">
            <text:p>Conn_02x01</text:p>
          </table:table-cell>
          <table:table-cell office:value-type="string" calcext:value-type="string">
            <text:p>Connector_Generic:Conn_02x01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table:number-columns-repeated="3"/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table:number-columns-repeated="3"/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table:number-columns-repeated="3"/>
          <table:table-cell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table:number-columns-repeated="3"/>
          <table:table-cell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table:number-columns-repeated="3"/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table:number-columns-repeated="3"/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table:number-columns-repeated="3"/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5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19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 table:number-columns-repeated="3"/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table:number-columns-repeated="3"/>
          <table:table-cell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office:value-type="string" calcext:value-type="string">
            <text:p>varis:USB-3.0-TH_C6907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Connector_USB:USB3_A_Molex_48393-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2</text:p>
          </table:table-cell>
          <table:table-cell table:number-columns-repeated="3"/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2.0mm_Open_Triangle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3</text:p>
          </table:table-cell>
          <table:table-cell table:number-columns-repeated="3"/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4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5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6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7</text:p>
          </table:table-cell>
          <table:table-cell table:number-columns-repeated="3"/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2.0mm_Open_Triangle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P8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table:number-columns-repeated="3"/>
          <table:table-cell office:value-type="string" calcext:value-type="string">
            <text:p>DNI 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table:number-columns-repeated="3"/>
          <table:table-cell office:value-type="string" calcext:value-type="string">
            <text:p>DNI 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table:number-columns-repeated="3"/>
          <table:table-cell office:value-type="string" calcext:value-type="string">
            <text:p>TXS0108EPW</text:p>
          </table:table-cell>
          <table:table-cell office:value-type="string" calcext:value-type="string">
            <text:p>Logic_LevelTranslator:TXS0108EPW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www.ti.com/lit/ds/symlink/txs0108e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table:number-columns-repeated="3"/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table:number-columns-repeated="3"/>
          <table:table-cell office:value-type="string" calcext:value-type="string">
            <text:p>AMS1117-2.5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  <table:table-cell office:value-type="string" calcext:value-type="string">
            <text:p>LM1117-2.5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SMD = assembled by JLCPC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4"/>
          <table:table-cell office:value-type="string" calcext:value-type="string">
            <text:p>DNI = Do Not Install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1" office:value-type="string" calcext:value-type="string">
            <text:p>Placed</text:p>
          </table:table-cell>
          <table:table-cell table:style-name="ce2" office:value-type="string" calcext:value-type="string">
            <text:p><text:a xlink:href="https://jlcpcb.com/parts" xlink:type="simple">https://jlcpcb.com/parts</text:a></text:p>
          </table:table-cell>
          <table:table-cell table:style-name="ce2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_FP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8</text:p>
          </table:table-cell>
          <table:table-cell/>
          <table:table-cell table:style-name="ce4" office:value-type="string" calcext:value-type="string">
            <text:p>C2832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19, C20</text:p>
          </table:table-cell>
          <table:table-cell/>
          <table:table-cell table:style-name="ce4" office:value-type="string" calcext:value-type="string">
            <text:p>C1585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/>
          <table:table-cell table:style-name="ce4" office:value-type="string" calcext:value-type="string">
            <text:p>C4578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1, D2, D3, D4</text:p>
          </table:table-cell>
          <table:table-cell/>
          <table:table-cell table:style-name="ce4" office:value-type="string" calcext:value-type="string">
            <text:p>C10759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ZT52C3V9</text:p>
          </table:table-cell>
          <table:table-cell office:value-type="string" calcext:value-type="string">
            <text:p>:BZT52Bxx_1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datasheet.lcsc.com/lcsc/2005211208_LGE-BZT52C3V9_C545281.pdf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number-columns-repeated="2"/>
          <table:table-cell office:value-type="string" calcext:value-type="string">
            <text:p><text:a xlink:href="https://es.aliexpress.com/item/4000945346804.html" xlink:type="simple">https://es.aliexpress.com/item/4000945346804.html</text:a></text:p>
          </table:table-cell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Connector_Dsub:DSUB-15-HD_Female_Horizontal_P2.29x1.98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 J3</text:p>
          </table:table-cell>
          <table:table-cell table:number-columns-repeated="2"/>
          <table:table-cell office:value-type="string" calcext:value-type="string">
            <text:p>DNI</text:p>
          </table:table-cell>
          <table:table-cell office:value-type="string" calcext:value-type="string">
            <text:p>Conn_02x01</text:p>
          </table:table-cell>
          <table:table-cell office:value-type="string" calcext:value-type="string">
            <text:p>Connector_Generic:Conn_02x01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number-columns-repeated="2"/>
          <table:table-cell office:value-type="string" calcext:value-type="string">
            <text:p><text:a xlink:href="https://es.aliexpress.com/item/33032596922.html" xlink:type="simple">https://es.aliexpress.com/item/33032596922.html</text:a>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, J19</text:p>
          </table:table-cell>
          <table:table-cell table:number-columns-repeated="2"/>
          <table:table-cell office:value-type="string" calcext:value-type="string">
            <text:p><text:a xlink:href="https://es.aliexpress.com/item/1005003218198326.html" xlink:type="simple">https://es.aliexpress.com/item/1005003218198326.html</text:a></text:p>
          </table:table-cell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table:number-columns-repeated="2"/>
          <table:table-cell office:value-type="string" calcext:value-type="string">
            <text:p><text:a xlink:href="https://es.aliexpress.com/item/32759414721.html" xlink:type="simple">https://es.aliexpress.com/item/32759414721.html</text:a> </text:p>
          </table:table-cell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table:number-columns-repeated="2"/>
          <table:table-cell office:value-type="string" calcext:value-type="string">
            <text:p><text:a xlink:href="https://es.aliexpress.com/item/1005003183490511.html" xlink:type="simple">https://es.aliexpress.com/item/1005003183490511.html</text:a> 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table:number-columns-repeated="2"/>
          <table:table-cell office:value-type="string" calcext:value-type="string">
            <text:p><text:a xlink:href="https://es.aliexpress.com/item/32759414721.html" xlink:type="simple">https://es.aliexpress.com/item/32759414721.html</text:a> </text:p>
          </table:table-cell>
          <table:table-cell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table:number-columns-repeated="2"/>
          <table:table-cell office:value-type="string" calcext:value-type="string">
            <text:p><text:a xlink:href="https://es.aliexpress.com/item/32759414721.html" xlink:type="simple">https://es.aliexpress.com/item/32759414721.html</text:a> </text:p>
          </table:table-cell>
          <table:table-cell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table:number-columns-repeated="2"/>
          <table:table-cell office:value-type="string" calcext:value-type="string">
            <text:p>DNI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/>
          <table:table-cell office:value-type="string" calcext:value-type="string">
            <text:p>2x15 socket</text:p>
          </table:table-cell>
          <table:table-cell/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/>
          <table:table-cell office:value-type="string" calcext:value-type="string">
            <text:p>2x15 socket</text:p>
          </table:table-cell>
          <table:table-cell/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4, J17</text:p>
          </table:table-cell>
          <table:table-cell/>
          <table:table-cell office:value-type="string" calcext:value-type="string">
            <text:p>J14 DNI, J17 2x15 socket</text:p>
          </table:table-cell>
          <table:table-cell office:value-type="string" calcext:value-type="string">
            <text:p><text:a xlink:href="https://es.aliexpress.com/item/1005001914815306.html" xlink:type="simple">https://es.aliexpress.com/item/1005001914815306.html</text:a> 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5, J18, JP8, JP9</text:p>
          </table:table-cell>
          <table:table-cell table:number-columns-repeated="2"/>
          <table:table-cell office:value-type="string" calcext:value-type="string">
            <text:p><text:a xlink:href="https://es.aliexpress.com/item/32759414721.html" xlink:type="simple">https://es.aliexpress.com/item/32759414721.html</text:a> 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6</text:p>
          </table:table-cell>
          <table:table-cell table:number-columns-repeated="2"/>
          <table:table-cell office:value-type="string" calcext:value-type="string">
            <text:p><text:a xlink:href="https://es.aliexpress.com/item/1005001914815306.html" xlink:type="simple">https://es.aliexpress.com/item/1005001914815306.html</text:a> 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</text:p>
          </table:table-cell>
          <table:table-cell table:number-columns-repeated="2"/>
          <table:table-cell office:value-type="string" calcext:value-type="string">
            <text:p><text:a xlink:href="https://es.aliexpress.com/item/32890057619.html" xlink:type="simple">https://es.aliexpress.com/item/32890057619.html</text:a> </text:p>
          </table:table-cell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1</text:p>
          </table:table-cell>
          <table:table-cell/>
          <table:table-cell table:style-name="ce4" office:value-type="string" calcext:value-type="string">
            <text:p>C69073</text:p>
          </table:table-cell>
          <table:table-cell office:value-type="string" calcext:value-type="string">
            <text:p><text:a xlink:href="https://es.aliexpress.com/item/32663319053.html" xlink:type="simple">https://es.aliexpress.com/item/32663319053.html</text:a></text:p>
          </table:table-cell>
          <table:table-cell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office:value-type="string" calcext:value-type="string">
            <text:p>varis:USB-3.0-TH_C6907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string" calcext:value-type="string">
            <text:p>Connector_USB:USB3_A_Molex_48393-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P1, JP4, JP5, JP6</text:p>
          </table:table-cell>
          <table:table-cell table:number-columns-repeated="2"/>
          <table:table-cell office:value-type="string" calcext:value-type="string">
            <text:p><text:a xlink:href="https://es.aliexpress.com/item/32759414721.html" xlink:type="simple">https://es.aliexpress.com/item/32759414721.html</text:a> 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2, JP7</text:p>
          </table:table-cell>
          <table:table-cell table:number-columns-repeated="2"/>
          <table:table-cell office:value-type="string" calcext:value-type="string">
            <text:p>--</text:p>
          </table:table-cell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2.0mm_Open_Triangle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3</text:p>
          </table:table-cell>
          <table:table-cell table:number-columns-repeated="2"/>
          <table:table-cell office:value-type="string" calcext:value-type="string">
            <text:p>--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, R2, R5, R6, R9, R10, R11, R12, R13, R14, R15, R16</text:p>
          </table:table-cell>
          <table:table-cell/>
          <table:table-cell table:style-name="ce4" office:value-type="string" calcext:value-type="string">
            <text:p>C17734</text:p>
          </table:table-cell>
          <table:table-cell office:value-type="string" calcext:value-type="string">
            <text:p>SMD</text:p>
          </table:table-cell>
          <table:table-cell table:style-name="ce9"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table:number-columns-repeated="2"/>
          <table:table-cell office:value-type="string" calcext:value-type="string">
            <text:p>DNI</text:p>
          </table:table-cell>
          <table:table-cell office:value-type="string" calcext:value-type="string">
            <text:p>DNI 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/>
          <table:table-cell table:style-name="ce4" office:value-type="string" calcext:value-type="string">
            <text:p>C25271</text:p>
          </table:table-cell>
          <table:table-cell office:value-type="string" calcext:value-type="string">
            <text:p>SMD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, R18</text:p>
          </table:table-cell>
          <table:table-cell/>
          <table:table-cell table:style-name="ce4" office:value-type="string" calcext:value-type="string">
            <text:p>C25270</text:p>
          </table:table-cell>
          <table:table-cell office:value-type="string" calcext:value-type="string">
            <text:p>SMD</text:p>
          </table:table-cell>
          <table:table-cell table:style-name="ce9"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9, R20, R21, R25, R26, R27, R31, R32, R33</text:p>
          </table:table-cell>
          <table:table-cell/>
          <table:table-cell table:style-name="ce4" office:value-type="string" calcext:value-type="string">
            <text:p>C1760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2, R23, R24, R28, R29, R30, R34, R35, R36</text:p>
          </table:table-cell>
          <table:table-cell/>
          <table:table-cell table:style-name="ce4" office:value-type="string" calcext:value-type="string">
            <text:p>C175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/>
          <table:table-cell table:style-name="ce4" office:value-type="string" calcext:value-type="string">
            <text:p>C1720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XS0108EPWR</text:p>
          </table:table-cell>
          <table:table-cell office:value-type="string" calcext:value-type="string">
            <text:p>Logic_LevelTranslator:TXS0108EPW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www.ti.com/lit/ds/symlink/txs0108e.pdf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2"/>
          <table:table-cell office:value-type="string" calcext:value-type="string">
            <text:p>DNI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/>
          <table:table-cell table:style-name="ce4" office:value-type="string" calcext:value-type="string">
            <text:p>C1208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AMS1117-2.5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  <table:table-cell office:value-type="string" calcext:value-type="string">
            <text:p>LM1117-2.5</text:p>
          </table:table-cell>
          <table:table-cell/>
        </table:table-row>
        <table:table-row table:style-name="ro1">
          <table:table-cell table:number-columns-repeated="4"/>
          <table:table-cell table:style-name="ce4"/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UMPERS</text:p>
          </table:table-cell>
          <table:table-cell table:number-columns-repeated="2"/>
          <table:table-cell office:value-type="string" calcext:value-type="string">
            <text:p>https://es.aliexpress.com/item/10000002338839.html</text:p>
          </table:table-cell>
          <table:table-cell office:value-type="string" calcext:value-type="string">
            <text:p>JUMPERS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5"/>
          <table:table-cell table:number-columns-repeated="10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9"/>
        </table:table-row>
        <table:table-row table:style-name="ro1">
          <table:table-cell table:number-columns-repeated="4"/>
          <table:table-cell table:style-name="ce6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3T20:17:22.787700529</dc:date>
    <meta:editing-duration>PT4H9M39S</meta:editing-duration>
    <meta:editing-cycles>36</meta:editing-cycles>
    <meta:generator>LibreOffice/7.3.7.2$Linux_X86_64 LibreOffice_project/30$Build-2</meta:generator>
    <meta:document-statistic meta:table-count="1" meta:cell-count="704" meta:object-count="0"/>
  </office:meta>
</office:document-meta>
</file>